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42.93mm" svg:y="69.06mm">
            <draw:object draw:notify-on-update-of-ranges="Tabelle1.B12:Tabelle1.B12 Tabelle1.B13:Tabelle1.B13 Tabelle1.C12:Tabelle1.C12 Tabelle1.C13:Tabelle1.C13 Tabelle1.D12:Tabelle1.D12 Tabelle1.D13:Tabelle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94211.42" calcext:value-type="float">
            <text:p>394211,42</text:p>
          </table:table-cell>
          <table:table-cell office:value-type="float" office:value="1342023.28" calcext:value-type="float">
            <text:p>1342023,28</text:p>
          </table:table-cell>
          <table:table-cell office:value-type="float" office:value="54671.88" calcext:value-type="float">
            <text:p>54671,88</text:p>
          </table:table-cell>
          <table:table-cell/>
          <table:table-cell office:value-type="float" office:value="273.068" calcext:value-type="float">
            <text:p>273,068</text:p>
          </table:table-cell>
          <table:table-cell office:value-type="float" office:value="296.532" calcext:value-type="float">
            <text:p>296,532</text:p>
          </table:table-cell>
          <table:table-cell office:value-type="float" office:value="310.4" calcext:value-type="float">
            <text:p>310,4</text:p>
          </table:table-cell>
          <table:table-cell/>
          <table:table-cell office:value-type="float" office:value="0.708" calcext:value-type="float">
            <text:p>0,708</text:p>
          </table:table-cell>
          <table:table-cell office:value-type="float" office:value="1.8" calcext:value-type="float">
            <text:p>1,8</text:p>
          </table:table-cell>
          <table:table-cell office:value-type="float" office:value="3.80612244897959" calcext:value-type="float">
            <text:p>3,80612244897959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43146.591836735" calcext:value-type="float">
            <text:p>443146,591836735</text:p>
          </table:table-cell>
          <table:table-cell office:value-type="float" office:value="1258247.76" calcext:value-type="float">
            <text:p>1258247,76</text:p>
          </table:table-cell>
          <table:table-cell office:value-type="float" office:value="60401.4" calcext:value-type="float">
            <text:p>60401,4</text:p>
          </table:table-cell>
          <table:table-cell/>
          <table:table-cell office:value-type="float" office:value="280.962" calcext:value-type="float">
            <text:p>280,962</text:p>
          </table:table-cell>
          <table:table-cell office:value-type="float" office:value="260.384" calcext:value-type="float">
            <text:p>260,384</text:p>
          </table:table-cell>
          <table:table-cell office:value-type="float" office:value="279.628" calcext:value-type="float">
            <text:p>279,628</text:p>
          </table:table-cell>
          <table:table-cell/>
          <table:table-cell office:value-type="float" office:value="0.752" calcext:value-type="float">
            <text:p>0,752</text:p>
          </table:table-cell>
          <table:table-cell office:value-type="float" office:value="1.8" calcext:value-type="float">
            <text:p>1,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383358.04" calcext:value-type="float">
            <text:p>383358,04</text:p>
          </table:table-cell>
          <table:table-cell office:value-type="float" office:value="1319558.40816327" calcext:value-type="float">
            <text:p>1319558,40816327</text:p>
          </table:table-cell>
          <table:table-cell office:value-type="float" office:value="76167.44" calcext:value-type="float">
            <text:p>76167,44</text:p>
          </table:table-cell>
          <table:table-cell/>
          <table:table-cell office:value-type="float" office:value="273.302" calcext:value-type="float">
            <text:p>273,302</text:p>
          </table:table-cell>
          <table:table-cell office:value-type="float" office:value="237.844" calcext:value-type="float">
            <text:p>237,844</text:p>
          </table:table-cell>
          <table:table-cell office:value-type="float" office:value="223.488" calcext:value-type="float">
            <text:p>223,488</text:p>
          </table:table-cell>
          <table:table-cell/>
          <table:table-cell office:value-type="float" office:value="0.716" calcext:value-type="float">
            <text:p>0,716</text:p>
          </table:table-cell>
          <table:table-cell office:value-type="float" office:value="1.8" calcext:value-type="float">
            <text:p>1,8</text:p>
          </table:table-cell>
          <table:table-cell office:value-type="float" office:value="4.462" calcext:value-type="float">
            <text:p>4,462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355077.653061225" calcext:value-type="float">
            <text:p>355077,653061225</text:p>
          </table:table-cell>
          <table:table-cell office:value-type="float" office:value="1748609.79166667" calcext:value-type="float">
            <text:p>1748609,79166667</text:p>
          </table:table-cell>
          <table:table-cell office:value-type="float" office:value="77578.96" calcext:value-type="float">
            <text:p>77578,96</text:p>
          </table:table-cell>
          <table:table-cell/>
          <table:table-cell office:value-type="float" office:value="274.06" calcext:value-type="float">
            <text:p>274,06</text:p>
          </table:table-cell>
          <table:table-cell office:value-type="float" office:value="231.408" calcext:value-type="float">
            <text:p>231,408</text:p>
          </table:table-cell>
          <table:table-cell office:value-type="float" office:value="248.698" calcext:value-type="float">
            <text:p>248,698</text:p>
          </table:table-cell>
          <table:table-cell/>
          <table:table-cell office:value-type="float" office:value="0.726" calcext:value-type="float">
            <text:p>0,726</text:p>
          </table:table-cell>
          <table:table-cell office:value-type="float" office:value="1.8" calcext:value-type="float">
            <text:p>1,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54453.34" calcext:value-type="float">
            <text:p>654453,34</text:p>
          </table:table-cell>
          <table:table-cell office:value-type="float" office:value="958126.163265306" calcext:value-type="float">
            <text:p>958126,163265306</text:p>
          </table:table-cell>
          <table:table-cell office:value-type="float" office:value="54213.52" calcext:value-type="float">
            <text:p>54213,52</text:p>
          </table:table-cell>
          <table:table-cell/>
          <table:table-cell office:value-type="float" office:value="250.056" calcext:value-type="float">
            <text:p>250,056</text:p>
          </table:table-cell>
          <table:table-cell office:value-type="float" office:value="271.264" calcext:value-type="float">
            <text:p>271,264</text:p>
          </table:table-cell>
          <table:table-cell office:value-type="float" office:value="294.62" calcext:value-type="float">
            <text:p>294,62</text:p>
          </table:table-cell>
          <table:table-cell/>
          <table:table-cell office:value-type="float" office:value="0.726" calcext:value-type="float">
            <text:p>0,726</text:p>
          </table:table-cell>
          <table:table-cell office:value-type="float" office:value="1.8" calcext:value-type="float">
            <text:p>1,8</text:p>
          </table:table-cell>
          <table:table-cell office:value-type="float" office:value="4.116" calcext:value-type="float">
            <text:p>4,116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446049.408979592" calcext:value-type="float">
            <text:p>446049,408979592</text:p>
          </table:table-cell>
          <table:table-cell table:formula="of:=AVERAGE([.C2:.C6])" office:value-type="float" office:value="1325313.08061905" calcext:value-type="float">
            <text:p>1325313,08061905</text:p>
          </table:table-cell>
          <table:table-cell table:formula="of:=AVERAGE([.D2:.D6])" office:value-type="float" office:value="64606.64" calcext:value-type="float">
            <text:p>64606,64</text:p>
          </table:table-cell>
          <table:table-cell/>
          <table:table-cell table:formula="of:=AVERAGE([.F2:.F6])" office:value-type="float" office:value="270.2896" calcext:value-type="float">
            <text:p>270,2896</text:p>
          </table:table-cell>
          <table:table-cell table:formula="of:=AVERAGE([.G2:.G6])" office:value-type="float" office:value="259.4864" calcext:value-type="float">
            <text:p>259,4864</text:p>
          </table:table-cell>
          <table:table-cell table:formula="of:=AVERAGE([.H2:.H6])" office:value-type="float" office:value="271.3668" calcext:value-type="float">
            <text:p>271,3668</text:p>
          </table:table-cell>
          <table:table-cell/>
          <table:table-cell table:formula="of:=AVERAGE([.J2:.J6])" office:value-type="float" office:value="0.7256" calcext:value-type="float">
            <text:p>0,7256</text:p>
          </table:table-cell>
          <table:table-cell table:formula="of:=AVERAGE([.K2:.K6])" office:value-type="float" office:value="1.8" calcext:value-type="float">
            <text:p>1,8</text:p>
          </table:table-cell>
          <table:table-cell table:formula="of:=AVERAGE([.L2:.L6])" office:value-type="float" office:value="4.25882448979592" calcext:value-type="float">
            <text:p>4,258824489795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NI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049.408979592" calcext:value-type="float">
            <text:p>446049,408979592</text:p>
          </table:table-cell>
          <table:table-cell office:value-type="float" office:value="64606.64" calcext:value-type="float">
            <text:p>64606,64</text:p>
          </table:table-cell>
          <table:table-cell office:value-type="float" office:value="1325313.08061905" calcext:value-type="float">
            <text:p>1325313,080619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15:37:44.5902539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12H33M40S</meta:editing-duration>
    <meta:editing-cycles>30</meta:editing-cycles>
    <meta:generator>LibreOffice/6.0.7.3$Linux_X86_64 LibreOffice_project/00m0$Build-3</meta:generator>
    <dc:date>2020-10-16T16:36:28.375005846</dc:date>
    <meta:document-statistic meta:table-count="1" meta:cell-count="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94211.42">
                <text:p>394211.42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3146.591836735">
                <text:p>443146.591836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3358.04">
                <text:p>383358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5077.653061225">
                <text:p>355077.653061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4453.34">
                <text:p>65445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2147483648"/>
      <style:graphic-properties svg:stroke-width="0.05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5cm" svg:stroke-color="#b3b3b3"/>
    </style:style>
    <style:style style:name="ch11" style:family="chart" style:data-style-name="N1000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03">
      <style:chart-properties loext:label-stroke-color="#3465a4" chart:link-data-style-to-source="true" chart:data-label-number="value" chart:data-label-text="false" chart:data-label-symbol="false"/>
      <style:graphic-properties draw:stroke="none" draw:fill-color="#62a73b" dr3d:edge-rounding="5%"/>
      <style:text-properties fo:font-size="10pt" style:font-size-asian="10pt" style:font-size-complex="10pt"/>
    </style:style>
    <style:style style:name="ch13" style:family="chart" style:data-style-name="N10003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width="0.05cm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3.153cm" svg:y="0.316cm" chart:style-name="ch2">
          <text:p>Mean Latencies of JVM, GVM and Native Image</text:p>
        </chart:title>
        <chart:subtitle svg:x="5.6cm" svg:y="1.275cm" chart:style-name="ch3">
          <text:p>of Time Windows 51 to 100</text:p>
        </chart:subtitle>
        <chart:legend chart:legend-position="end" svg:x="14.45cm" svg:y="3.705cm" style:legend-expansion="high" chart:style-name="ch4"/>
        <chart:plot-area chart:style-name="ch5" table:cell-range-address="Tabelle1.B12:Tabelle1.D13" chart:data-source-has-labels="row" svg:x="1.33cm" svg:y="2.138cm" svg:width="12.801cm" svg:height="5.706cm">
          <chartooo:coordinate-region svg:x="2.877cm" svg:y="2.337cm" svg:width="11.254cm" svg:height="5.308cm"/>
          <chart:axis chart:dimension="x" chart:name="primary-x" chart:style-name="ch6">
            <chart:title svg:x="6.323cm" svg:y="8.024cm" chart:style-name="ch7">
              <text:p>Execution Platform</text:p>
            </chart:title>
          </chart:axis>
          <chart:axis chart:dimension="y" chart:name="primary-y" chart:style-name="ch8">
            <chart:title svg:x="0.451cm" svg:y="5.908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13:Tabelle1.B13" chart:label-cell-address="Tabelle1.B12:Tabelle1.B12" chart:class="chart:bar">
            <chart:data-point/>
          </chart:series>
          <chart:series chart:style-name="ch12" chart:values-cell-range-address="Tabelle1.C13:Tabelle1.C13" chart:label-cell-address="Tabelle1.C12:Tabelle1.C12" chart:class="chart:bar">
            <chart:data-point/>
          </chart:series>
          <chart:series chart:style-name="ch13" chart:values-cell-range-address="Tabelle1.D13:Tabelle1.D13" chart:label-cell-address="Tabelle1.D12:Tabelle1.D1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VM</text:p>
                <draw:g>
                  <svg:desc>Tabelle1.B12:Tabelle1.B12</svg:desc>
                </draw:g>
              </table:table-cell>
              <table:table-cell office:value-type="string">
                <text:p>GVM</text:p>
                <draw:g>
                  <svg:desc>Tabelle1.C12:Tabelle1.C12</svg:desc>
                </draw:g>
              </table:table-cell>
              <table:table-cell office:value-type="string">
                <text:p>NI</text:p>
                <draw:g>
                  <svg:desc>Tabelle1.D12:Tabelle1.D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6049.408979592">
                <text:p>446049.408979592</text:p>
                <draw:g>
                  <svg:desc>Tabelle1.B13:Tabelle1.B13</svg:desc>
                </draw:g>
              </table:table-cell>
              <table:table-cell office:value-type="float" office:value="64606.64">
                <text:p>64606.64</text:p>
                <draw:g>
                  <svg:desc>Tabelle1.C13:Tabelle1.C13</svg:desc>
                </draw:g>
              </table:table-cell>
              <table:table-cell office:value-type="float" office:value="1325313.08061905">
                <text:p>1325313.08061905</text:p>
                <draw:g>
                  <svg:desc>Tabelle1.D13:Tabelle1.D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